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2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7cm" svg:y1="6.7cm" svg:x2="4.7cm" svg:y2="1.2cm">
          <text:p/>
        </draw:line>
        <draw:line draw:style-name="gr1" draw:text-style-name="P1" draw:layer="layout" svg:x1="4.7cm" svg:y1="6.7cm" svg:x2="14.739cm" svg:y2="6.7cm">
          <text:p/>
        </draw:line>
        <draw:line draw:style-name="gr2" draw:text-style-name="P1" draw:layer="layout" svg:x1="9.5cm" svg:y1="3.5cm" svg:x2="9.5cm" svg:y2="7.5cm">
          <text:p/>
        </draw:line>
        <draw:frame draw:style-name="gr3" draw:text-style-name="P2" draw:layer="layout" svg:width="3.425cm" svg:height="0.806cm" svg:x="7.575cm" svg:y="1.537cm">
          <draw:text-box>
            <text:p text:style-name="P2"><text:span text:style-name="T1">обращения</text:span></text:p>
          </draw:text-box>
        </draw:frame>
        <draw:custom-shape draw:style-name="gr4" draw:text-style-name="P1" draw:layer="layout" svg:width="0.15cm" svg:height="0.15cm" svg:x="5.5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6.4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7.7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8.8cm" svg:y="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0.1cm" svg:y="6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1.4cm" svg:y="4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2.1cm" svg:y="5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3cm" svg:y="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94cm" svg:y1="5.713cm" svg:x2="6.4cm" svg:y2="4.814cm">
          <text:p/>
        </draw:line>
        <draw:line draw:style-name="gr5" draw:text-style-name="P1" draw:layer="layout" svg:x1="6.55cm" svg:y1="4.771cm" svg:x2="7.7cm" svg:y2="4.771cm">
          <text:p/>
        </draw:line>
        <draw:line draw:style-name="gr5" draw:text-style-name="P1" draw:layer="layout" svg:x1="7.81cm" svg:y1="4.764cm" svg:x2="8.8cm" svg:y2="3.963cm">
          <text:p/>
        </draw:line>
        <draw:line draw:style-name="gr5" draw:text-style-name="P1" draw:layer="layout" svg:x1="8.912cm" svg:y1="3.913cm" svg:x2="10.1cm" svg:y2="6.7cm">
          <text:p/>
        </draw:line>
        <draw:line draw:style-name="gr5" draw:text-style-name="P1" draw:layer="layout" svg:x1="10.25cm" svg:y1="6.7cm" svg:x2="11.453cm" svg:y2="4.963cm">
          <text:p/>
        </draw:line>
        <draw:line draw:style-name="gr5" draw:text-style-name="P1" draw:layer="layout" svg:x1="11.507cm" svg:y1="4.963cm" svg:x2="12.1cm" svg:y2="5.813cm">
          <text:p/>
        </draw:line>
        <draw:line draw:style-name="gr5" draw:text-style-name="P1" draw:layer="layout" svg:x1="12.211cm" svg:y1="5.813cm" svg:x2="13.055cm" svg:y2="2.663cm">
          <text:p/>
        </draw:line>
        <draw:line draw:style-name="gr2" draw:text-style-name="P1" draw:layer="layout" svg:x1="8.302cm" svg:y1="3.564cm" svg:x2="8.302cm" svg:y2="7.5cm">
          <text:p/>
        </draw:line>
        <draw:line draw:style-name="gr2" draw:text-style-name="P1" draw:layer="layout" svg:x1="10.717cm" svg:y1="3.564cm" svg:x2="10.717cm" svg:y2="7.5cm">
          <text:p/>
        </draw:line>
        <draw:line draw:style-name="gr2" draw:text-style-name="P1" draw:layer="layout" svg:x1="5.92cm" svg:y1="3.5cm" svg:x2="5.92cm" svg:y2="7.313cm">
          <text:p/>
        </draw:line>
        <draw:line draw:style-name="gr2" draw:text-style-name="P1" draw:layer="layout" svg:x1="11.851cm" svg:y1="3.611cm" svg:x2="11.851cm" svg:y2="7.5cm">
          <text:p/>
        </draw:line>
        <draw:line draw:style-name="gr2" draw:text-style-name="P1" draw:layer="layout" svg:x1="7cm" svg:y1="3.5cm" svg:x2="7cm" svg:y2="7.4cm">
          <text:p/>
        </draw:line>
        <draw:line draw:style-name="gr2" draw:text-style-name="P1" draw:layer="layout" svg:x1="12.7cm" svg:y1="2cm" svg:x2="12.7cm" svg:y2="7.5cm">
          <text:p/>
        </draw:line>
        <draw:line draw:style-name="gr6" draw:text-style-name="P1" draw:layer="layout" svg:x1="7.647cm" svg:y1="2.334cm" svg:x2="6.008cm" svg:y2="3.798cm">
          <text:p/>
        </draw:line>
        <draw:line draw:style-name="gr6" draw:text-style-name="P1" draw:layer="layout" svg:x1="8.187cm" svg:y1="2.334cm" svg:x2="7.161cm" svg:y2="3.798cm">
          <text:p/>
        </draw:line>
        <draw:line draw:style-name="gr6" draw:text-style-name="P1" draw:layer="layout" svg:x1="10.864cm" svg:y1="2.132cm" svg:x2="12.576cm" svg:y2="2.755cm">
          <text:p/>
        </draw:line>
        <draw:line draw:style-name="gr6" draw:text-style-name="P1" draw:layer="layout" svg:x1="10.226cm" svg:y1="2.288cm" svg:x2="10.717cm" svg:y2="3.767cm">
          <text:p/>
        </draw:line>
        <draw:frame draw:style-name="gr7" draw:text-style-name="P3" draw:layer="layout" svg:width="3.152cm" svg:height="3.026cm" svg:x="1.576cm" svg:y="1.538cm">
          <draw:text-box>
            <text:p text:style-name="P3"><text:span text:style-name="T1">значение</text:span><text:span text:style-name="T1"><text:line-break/></text:span><text:span text:style-name="T1">одно из</text:span><text:span text:style-name="T1"><text:line-break/></text:span><text:span text:style-name="T1">функций по</text:span><text:span text:style-name="T1"><text:line-break/></text:span><text:span text:style-name="T1">одному из</text:span><text:span text:style-name="T1"><text:line-break/></text:span><text:span text:style-name="T1">ключей</text:span></text:p>
          </draw:text-box>
        </draw:frame>
        <draw:frame draw:style-name="gr7" draw:text-style-name="P3" draw:layer="layout" svg:width="5.565cm" svg:height="1.361cm" svg:x="13.4cm" svg:y="5.2cm">
          <draw:text-box>
            <text:p text:style-name="P4"><text:span text:style-name="T1">обращения в таблицу</text:span><text:span text:style-name="T1"><text:line-break/></text:span><text:span text:style-name="T1">из тестового шаблон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09-08T16:07:47.29</dc:date>
    <dc:creator>Ivan Ivanov</dc:creator>
    <meta:editing-duration>PT00H24M14S</meta:editing-duration>
    <meta:editing-cycles>5</meta:editing-cycles>
    <meta:generator>OpenOffice.org/3.2$Win32 OpenOffice.org_project/320m12$Build-9483</meta:generator>
    <meta:document-statistic meta:object-count="31"/>
  </office:meta>
</office:document-meta>
</file>